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8d36c" officeooo:paragraph-rsid="0018d36c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rsid="0015460b" officeooo:paragraph-rsid="001bd1fc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6de45" officeooo:paragraph-rsid="001bd1fc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8d36c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d36c" officeooo:paragraph-rsid="0017a395" style:font-size-asian="16pt" style:font-weight-asian="bold" style:font-size-complex="16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8e2bf" officeooo:paragraph-rsid="0018e2bf" style:font-size-asian="16pt" style:font-weight-asian="bold" style:font-size-complex="16pt" style:font-weight-complex="bold"/>
    </style:style>
    <style:style style:name="P8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1fd42a" officeooo:paragraph-rsid="001fd42a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fo:font-weight="bold" officeooo:rsid="00217ee2" officeooo:paragraph-rsid="00232400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6de45" officeooo:paragraph-rsid="0016de45" style:font-size-asian="16pt" style:font-size-complex="16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6pt" officeooo:rsid="0015460b" officeooo:paragraph-rsid="0018d36c" style:font-size-asian="16pt" style:font-size-complex="16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6de4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5e74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460b" officeooo:paragraph-rsid="001bd1fc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8d36c" officeooo:paragraph-rsid="0018d36c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6de45" style:font-size-asian="10pt" style:font-size-complex="10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8e2bf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d36c" officeooo:paragraph-rsid="0018d36c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8e2bf" officeooo:paragraph-rsid="0018e2bf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bd1fc" officeooo:paragraph-rsid="001bd1fc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fo:font-weight="normal" officeooo:rsid="0018d36c" officeooo:paragraph-rsid="0018d36c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style:text-underline-style="solid" style:text-underline-width="auto" style:text-underline-color="font-color" fo:font-weight="normal" officeooo:rsid="0018d36c" officeooo:paragraph-rsid="0018d36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e74e" officeooo:paragraph-rsid="0015e74e" style:font-size-asian="12pt" style:font-weight-asian="bold" style:font-size-complex="12pt" style:font-weight-complex="bold"/>
    </style:style>
    <style:style style:name="P25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bold" officeooo:rsid="0015460b" officeooo:paragraph-rsid="0015b396" style:font-size-asian="12pt" style:font-weight-asian="bold" style:font-size-complex="12pt" style:font-weight-complex="bold"/>
    </style:style>
    <style:style style:name="P26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fo:font-weight="normal" officeooo:rsid="0015e74e" officeooo:paragraph-rsid="0015e74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>
        <style:tab-stops>
          <style:tab-stop style:position="12.991cm"/>
        </style:tab-stops>
      </style:paragraph-properties>
      <style:text-properties style:font-name="JetBrainsMono Nerd Font Mono" fo:font-size="12pt" officeooo:rsid="0015460b" officeooo:paragraph-rsid="0015b396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fo:font-weight="normal" officeooo:rsid="0017a395" officeooo:paragraph-rsid="0017a395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2pt" style:text-underline-style="solid" style:text-underline-width="auto" style:text-underline-color="font-color" officeooo:rsid="0016de45" officeooo:paragraph-rsid="0016de45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232400"/>
    </style:style>
    <style:style style:name="P31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officeooo:rsid="0015460b" officeooo:paragraph-rsid="0015b396"/>
    </style:style>
    <style:style style:name="P32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3" style:family="paragraph" style:parent-style-name="Standard" style:list-style-name="L2" style:master-page-name="">
      <loext:graphic-properties draw:fill="none"/>
      <style:paragraph-properties fo:margin-left="0.499cm" fo:margin-right="0cm" fo:text-align="start" style:justify-single-word="false" fo:text-indent="0cm" style:auto-text-indent="false" style:page-number="auto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460b" officeooo:paragraph-rsid="0015b396" style:font-size-asian="10pt" style:font-size-complex="10pt"/>
    </style:style>
    <style:style style:name="P34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fo:font-size="10pt" officeooo:rsid="0015e74e" officeooo:paragraph-rsid="0015e74e" style:font-size-asian="10pt" style:font-size-complex="10pt"/>
    </style:style>
    <style:style style:name="P35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12.991cm"/>
        </style:tab-stops>
      </style:paragraph-properties>
      <style:text-properties style:font-name="JetBrainsMono Nerd Font Mono" officeooo:rsid="0015e74e" officeooo:paragraph-rsid="0015e74e"/>
    </style:style>
    <style:style style:name="P36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d42a"/>
    </style:style>
    <style:style style:name="P37" style:family="paragraph" style:parent-style-name="Standard" style:list-style-name="L2">
      <loext:graphic-properties draw:fill="none"/>
      <style:paragraph-properties fo:margin-left="0.499cm" fo:margin-right="0cm" fo:text-align="start" style:justify-single-word="false" fo:text-indent="0cm" style:auto-text-indent="false" fo:background-color="transparent">
        <style:tab-stops>
          <style:tab-stop style:position="12.991cm"/>
        </style:tab-stops>
      </style:paragraph-properties>
      <style:text-properties officeooo:paragraph-rsid="001f6007"/>
    </style:style>
    <style:style style:name="T1" style:family="text">
      <style:text-properties officeooo:rsid="0015b3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36c" style:font-weight-asian="bold" style:font-weight-complex="bold"/>
    </style:style>
    <style:style style:name="T4" style:family="text">
      <style:text-properties fo:font-weight="bold" officeooo:rsid="0018e2bf" style:font-weight-asian="bold" style:font-weight-complex="bold"/>
    </style:style>
    <style:style style:name="T5" style:family="text">
      <style:text-properties fo:font-weight="bold" officeooo:rsid="001bd1f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6de45"/>
    </style:style>
    <style:style style:name="T8" style:family="text">
      <style:text-properties fo:font-size="16pt" fo:font-weight="bold" officeooo:rsid="0016de45" style:font-size-asian="16pt" style:font-weight-asian="bold" style:font-size-complex="16pt" style:font-weight-complex="bold"/>
    </style:style>
    <style:style style:name="T9" style:family="text">
      <style:text-properties officeooo:rsid="0017a395"/>
    </style:style>
    <style:style style:name="T10" style:family="text">
      <style:text-properties officeooo:rsid="0018d36c"/>
    </style:style>
    <style:style style:name="T11" style:family="text">
      <style:text-properties officeooo:rsid="0018e2bf"/>
    </style:style>
    <style:style style:name="T12" style:family="text">
      <style:text-properties officeooo:rsid="0019c6ca"/>
    </style:style>
    <style:style style:name="T13" style:family="text">
      <style:text-properties style:font-name="JetBrainsMono Nerd Font Mono" fo:font-size="10pt" style:font-size-asian="10pt" style:font-size-complex="10pt"/>
    </style:style>
    <style:style style:name="T14" style:family="text">
      <style:text-properties style:font-name="JetBrainsMono Nerd Font Mono" fo:font-size="10pt" officeooo:rsid="001e2697" style:font-size-asian="10pt" style:font-size-complex="10pt"/>
    </style:style>
    <style:style style:name="T15" style:family="text">
      <style:text-properties style:font-name="JetBrainsMono Nerd Font Mono" fo:font-size="10pt" officeooo:rsid="0015460b" style:font-size-asian="10pt" style:font-size-complex="10pt"/>
    </style:style>
    <style:style style:name="T16" style:family="text">
      <style:text-properties style:font-name="JetBrainsMono Nerd Font Mono" fo:font-size="10pt" officeooo:rsid="001f6007" style:font-size-asian="10pt" style:font-size-complex="10pt"/>
    </style:style>
    <style:style style:name="T17" style:family="text">
      <style:text-properties style:font-name="JetBrainsMono Nerd Font Mono" fo:font-size="10pt" officeooo:rsid="001fd42a" style:font-size-asian="10pt" style:font-size-complex="10pt"/>
    </style:style>
    <style:style style:name="T18" style:family="text">
      <style:text-properties style:font-name="JetBrainsMono Nerd Font Mono" fo:font-size="10pt" officeooo:rsid="0025ba96" style:font-size-asian="10pt" style:font-size-complex="10pt"/>
    </style:style>
    <style:style style:name="T19" style:family="text">
      <style:text-properties style:font-name="JetBrainsMono Nerd Font Mono" fo:font-size="10pt" officeooo:rsid="00268db5" style:font-size-asian="10pt" style:font-size-complex="10pt"/>
    </style:style>
    <style:style style:name="T20" style:family="text">
      <style:text-properties style:font-name="JetBrainsMono Nerd Font Mono" fo:font-size="10pt" fo:font-weight="normal" officeooo:rsid="00217ee2" style:font-size-asian="8.75pt" style:font-weight-asian="normal" style:font-size-complex="10pt" style:font-weight-complex="normal"/>
    </style:style>
    <style:style style:name="T21" style:family="text">
      <style:text-properties style:font-name="JetBrainsMono Nerd Font Mono" fo:font-size="10pt" fo:font-weight="normal" officeooo:rsid="00232400" style:font-size-asian="8.75pt" style:font-weight-asian="normal" style:font-size-complex="10pt" style:font-weight-complex="normal"/>
    </style:style>
    <style:style style:name="T22" style:family="text">
      <style:text-properties style:font-name="JetBrainsMono Nerd Font Mono" fo:font-size="10pt" fo:font-weight="normal" officeooo:rsid="0024abea" style:font-size-asian="8.75pt" style:font-weight-asian="normal" style:font-size-complex="10pt" style:font-weight-complex="normal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officeooo:rsid="001bd1fc"/>
    </style:style>
    <style:style style:name="T25" style:family="text">
      <style:text-properties officeooo:rsid="001e2697"/>
    </style:style>
    <style:style style:name="T26" style:family="text">
      <style:text-properties officeooo:rsid="00232400"/>
    </style:style>
    <style:style style:name="T27" style:family="text">
      <style:text-properties officeooo:rsid="0024abea"/>
    </style:style>
    <style:style style:name="T28" style:family="text">
      <style:text-properties officeooo:rsid="0024cdfa"/>
    </style:style>
    <style:style style:name="T29" style:family="text">
      <style:text-properties officeooo:rsid="0025ba96"/>
    </style:style>
    <style:style style:name="T30" style:family="text">
      <style:text-properties officeooo:rsid="00271d4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/>Experience</text:p>
      <text:p text:style-name="P25">Fullstack Software Developer </text:p>
      <text:p text:style-name="P26">202<text:span text:style-name="T7">1</text:span> – <text:span text:style-name="T27">2022 </text:span>Aviary Tech</text:p>
      <text:list xml:id="list3507663888" text:style-name="L1">
        <text:list-item>
          <text:p text:style-name="P31"><text:span text:style-name="T13">Created a blockchain miner using the Command and Query Responsibility Segregation </text:span><text:a xlink:type="simple" xlink:href="https://docs.microsoft.com/en-us/azure/architecture/patterns/cqrs" text:style-name="Internet_20_link" text:visited-style-name="Visited_20_Internet_20_Link"><text:span text:style-name="T13">(CQRS) </text:span></text:a><text:span text:style-name="T13">pattern, paired with a svelte frontend</text:span></text:p>
        </text:list-item>
        <text:list-item>
          <text:p text:style-name="P32">Created DevOps pipeline, workflow automation, applied Test-Driven Development (TDD) using Jest and cypress</text:p>
        </text:list-item>
        <text:list-item>
          <text:p text:style-name="P32">Mentored and taught non-developers how to use javascript and the Svelte framework, <text:span text:style-name="T29">and</text:span></text:p>
        </text:list-item>
        <text:list-item>
          <text:p text:style-name="P34">Created smart UI/UX that engages the user </text:p>
          <text:p text:style-name="P35"/>
        </text:list-item>
      </text:list>
      <text:p text:style-name="P24"><text:span text:style-name="T25">Lt(N) </text:span>Marine Engineering Officer</text:p>
      <text:p text:style-name="P27">2007 – <text:span text:style-name="T1">2020</text:span> <text:span text:style-name="T6">Royal Canadian Navy</text:span></text:p>
      <text:list xml:id="list116721994" text:style-name="L2">
        <text:list-item>
          <text:p text:style-name="P33">Retired as a Marine System Engineering Officer where I informed, advised, and recommend<text:span text:style-name="T25">ed</text:span> technical courses of action to non-technical superiors during normal <text:span text:style-name="T12">operations</text:span>, wartime, emergency operations</text:p>
        </text:list-item>
        <text:list-item>
          <text:p text:style-name="P36"><text:span text:style-name="T17">Acted as </text:span><text:span text:style-name="T19">the </text:span><text:span text:style-name="T17">deputy program man</text:span><text:span text:style-name="T19">a</text:span><text:span text:style-name="T17">ger at</text:span><text:span text:style-name="T14"> the Naval maintenance facility,</text:span><text:span text:style-name="T17"> </text:span><text:span text:style-name="T16">advis</text:span><text:span text:style-name="T17">ing</text:span><text:span text:style-name="T16"> </text:span><text:span text:style-name="T17">ship captains</text:span><text:span text:style-name="T16"> on repair need</text:span><text:span text:style-name="T18">s</text:span><text:span text:style-name="T16"> and priorit</text:span><text:span text:style-name="T18">ies</text:span></text:p>
        </text:list-item>
        <text:list-item>
          <text:p text:style-name="P37"><text:span text:style-name="T14">Counselled</text:span><text:span text:style-name="T15"> and mentored </text:span><text:span text:style-name="T14">junior peers</text:span><text:span text:style-name="T15"> </text:span><text:span text:style-name="T16">for success at board examinations and at-sea operations</text:span></text:p>
        </text:list-item>
      </text:list>
      <text:p text:style-name="P12"/>
      <text:p text:style-name="P13"><text:tab/><text:span text:style-name="T8">Side Projects</text:span></text:p>
      <text:p text:style-name="P29">My professional website</text:p>
      <text:p text:style-name="P17"><text:span text:style-name="T7">W</text:span>ebsite used to showcase my competenc<text:span text:style-name="T12">i</text:span>es and <text:span text:style-name="T7">work completed</text:span></text:p>
      <text:p text:style-name="P17"><text:span text:style-name="T2">Stack</text:span>: NestJs, SvelteKit, tailwindcss, Jest, cypress</text:p>
      <text:p text:style-name="P14"/>
      <text:p text:style-name="P28">Dotfiles</text:p>
      <text:p text:style-name="P17"><text:span text:style-name="T9">Created a </text:span>program to configure my <text:span text:style-name="T9">multipe</text:span> Linux environment<text:span text:style-name="T9">s</text:span> properly and effortlessly </text:p>
      <text:p text:style-name="P17"><text:span text:style-name="T2">Stack</text:span>: Bash, <text:span text:style-name="T9">fish,</text:span> modern unix tools, <text:span text:style-name="T9">lua</text:span></text:p>
      <text:p text:style-name="P17"/>
      <text:p text:style-name="P9">Professional Qualification</text:p>
      <text:p text:style-name="P30"><text:span text:style-name="T20">P.eng, Engineers and Geoscientists BC </text:span><text:span text:style-name="T21">(</text:span><text:span text:style-name="T22">non-practicing</text:span><text:span text:style-name="T21">)</text:span></text:p>
      <text:p text:style-name="P10"/>
      <text:p text:style-name="P10"/>
      <text:p text:style-name="P10"/>
      <text:p text:style-name="P6">Contact</text:p>
      <text:p text:style-name="P2"><text:span text:style-name="T13">Email: h</text:span><text:a xlink:type="simple" xlink:href="mailto:Hvandersleyen@duck.com" text:style-name="Internet_20_link" text:visited-style-name="Visited_20_Internet_20_Link"><text:span text:style-name="T13">vandersleyen@duck.com</text:span></text:a></text:p>
      <text:p text:style-name="P19">Phone: 250-886-5099</text:p>
      <text:p text:style-name="P19">Victoria, BC, Canada</text:p>
      <text:p text:style-name="P2"><text:a xlink:type="simple" xlink:href="https://github.com/Vanderscycle" text:style-name="Internet_20_link" text:visited-style-name="Visited_20_Internet_20_Link"><text:span text:style-name="T13">Github</text:span></text:a></text:p>
      <text:p text:style-name="P16"/>
      <text:p text:style-name="P5">Education</text:p>
      <text:p text:style-name="P23">Data Science Diploma</text:p>
      <text:p text:style-name="P22">Lighthouse lab</text:p>
      <text:p text:style-name="P22">2020</text:p>
      <text:p text:style-name="P22"/>
      <text:p text:style-name="P23">B.<text:span text:style-name="T25">Sc. Electrical </text:span>Eng<text:span text:style-name="T25">ineering</text:span></text:p>
      <text:p text:style-name="P22">Royal Military College Canada</text:p>
      <text:p text:style-name="P22">2008-2012</text:p>
      <text:p text:style-name="P5"/>
      <text:p text:style-name="P11"><text:span text:style-name="T3">Languages </text:span><text:span text:style-name="T5">s</text:span><text:span text:style-name="T4">poken</text:span></text:p>
      <text:p text:style-name="P19">English: Fluent</text:p>
      <text:p text:style-name="P19">French: Native</text:p>
      <text:p text:style-name="P18"><text:span text:style-name="T10">Chinese: </text:span><text:span text:style-name="T11">HSK 3</text:span></text:p>
      <text:p text:style-name="P18"/>
      <text:p text:style-name="P7"><text:span text:style-name="T24">Programming s</text:span>kills</text:p>
      <text:p text:style-name="P20">Bash/Fish: Expert</text:p>
      <text:p text:style-name="P20">Linux: Advanced</text:p>
      <text:p text:style-name="P20">Git/CI: Advanced</text:p>
      <text:p text:style-name="P20">Javascript/Typescript: Advanced</text:p>
      <text:p text:style-name="P20">HTML/CSS: Advanced</text:p>
      <text:p text:style-name="P20">Svelte: Advanced</text:p>
      <text:p text:style-name="P20">NestJs: Advanced</text:p>
      <text:p text:style-name="P20">Python: Advanced</text:p>
      <text:p text:style-name="P21">Docker: Intermediate</text:p>
      <text:p text:style-name="P20"><text:span text:style-name="T30">Go</text:span>: <text:span text:style-name="T28">B</text:span><text:span text:style-name="T26">asic-</text:span>Intermediate</text:p>
      <text:p text:style-name="P20"><text:span text:style-name="T30">Rust</text:span>/Lua/Xmonad: Basic</text:p>
      <text:p text:style-name="P20"/>
      <text:p text:style-name="P4">Open Source Contributions</text:p>
      <text:p text:style-name="P21">Non-exhaustive list:</text:p>
      <text:p text:style-name="P3"><text:a xlink:type="simple" xlink:href="https://github.com/zellij-org/zellij" text:style-name="Internet_20_link" text:visited-style-name="Visited_20_Internet_20_Link"><text:span text:style-name="T13">Zellig</text:span></text:a></text:p>
      <text:p text:style-name="P3"><text:a xlink:type="simple" xlink:href="https://github.com/highlightjs/highlight.js" text:style-name="Internet_20_link" text:visited-style-name="Visited_20_Internet_20_Link"><text:span text:style-name="T13">highlight.js</text:span></text:a></text:p>
      <text:p text:style-name="P3"><text:a xlink:type="simple" xlink:href="https://github.com/PrismJS/prism-themes" text:style-name="Internet_20_link" text:visited-style-name="Visited_20_Internet_20_Link"><text:span text:style-name="T13">prism-themes</text:span></text:a></text:p>
      <text:p text:style-name="P15"><text:a xlink:type="simple" xlink:href="https://github.com/LunarVim/LunarVimCommunity" text:style-name="Internet_20_link" text:visited-style-name="Visited_20_Internet_20_Link"><text:span text:style-name="T23">lunarVim</text:span></text:a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Mono Nerd Font Mono" svg:font-family="'JetBrainsMono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5e74e" officeooo:paragraph-rsid="0015e74e" style:font-size-asian="18pt" style:font-weight-asian="bold" style:font-size-complex="18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171*" fo:start-indent="0cm" fo:end-indent="0.245cm"/>
          <style:column style:rel-width="3801*" fo:start-indent="0.24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enri Vandersley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20:00:12.874491409</meta:creation-date>
    <dc:date>2022-03-11T17:15:52.174454792</dc:date>
    <meta:editing-duration>PT33M46S</meta:editing-duration>
    <meta:editing-cycles>9</meta:editing-cycles>
    <meta:generator>LibreOffice/7.3.1.3$Linux_X86_64 LibreOffice_project/30$Build-3</meta:generator>
    <meta:document-statistic meta:table-count="0" meta:image-count="0" meta:object-count="0" meta:page-count="1" meta:paragraph-count="57" meta:word-count="250" meta:character-count="1858" meta:non-whitespace-character-count="1663"/>
  </office:meta>
</office:document-meta>
</file>